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752" calcext:value-type="float">
            <text:p>35.3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2112" calcext:value-type="float">
            <text:p>33.6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5328" calcext:value-type="float">
            <text:p>33.4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3888" calcext:value-type="float">
            <text:p>33.3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7-29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4512" calcext:value-type="float">
            <text:p>33.8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2112" calcext:value-type="float">
            <text:p>33.6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5328" calcext:value-type="float">
            <text:p>33.4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3888" calcext:value-type="float">
            <text:p>33.3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2-04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8792" calcext:value-type="float">
            <text:p>33.7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9168" calcext:value-type="float">
            <text:p>33.7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9168" calcext:value-type="float">
            <text:p>33.7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9168" calcext:value-type="float">
            <text:p>33.7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9168" calcext:value-type="float">
            <text:p>33.7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5328" calcext:value-type="float">
            <text:p>33.4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2208" calcext:value-type="float">
            <text:p>35.1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1608" calcext:value-type="float">
            <text:p>34.2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0288" calcext:value-type="float">
            <text:p>35.0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4464" calcext:value-type="float">
            <text:p>34.9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2584" calcext:value-type="float">
            <text:p>35.1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8792" calcext:value-type="float">
            <text:p>33.7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8792" calcext:value-type="float">
            <text:p>33.7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8792" calcext:value-type="float">
            <text:p>33.7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9168" calcext:value-type="float">
            <text:p>33.7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6808" calcext:value-type="float">
            <text:p>33.8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7288" calcext:value-type="float">
            <text:p>33.9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10-13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1064" calcext:value-type="float">
            <text:p>34.4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2584" calcext:value-type="float">
            <text:p>35.1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9328" calcext:value-type="float">
            <text:p>35.0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956" calcext:value-type="float">
            <text:p>34.5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2272" calcext:value-type="float">
            <text:p>34.9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752" calcext:value-type="float">
            <text:p>35.3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0872" calcext:value-type="float">
            <text:p>35.1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7368" calcext:value-type="float">
            <text:p>34.5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4672" calcext:value-type="float">
            <text:p>35.0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2-24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5328" calcext:value-type="float">
            <text:p>33.4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9168" calcext:value-type="float">
            <text:p>33.7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752" calcext:value-type="float">
            <text:p>33.8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3408" calcext:value-type="float">
            <text:p>33.3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1672" calcext:value-type="float">
            <text:p>33.9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2752" calcext:value-type="float">
            <text:p>34.9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4464" calcext:value-type="float">
            <text:p>34.9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1624" calcext:value-type="float">
            <text:p>35.0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2792" calcext:value-type="float">
            <text:p>35.2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7-15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2272" calcext:value-type="float">
            <text:p>34.9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648" calcext:value-type="float">
            <text:p>34.9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3408" calcext:value-type="float">
            <text:p>33.3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3408" calcext:value-type="float">
            <text:p>33.3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3408" calcext:value-type="float">
            <text:p>33.3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0-21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3408" calcext:value-type="float">
            <text:p>33.3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3408" calcext:value-type="float">
            <text:p>33.3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10-07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4944" calcext:value-type="float">
            <text:p>34.9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3888" calcext:value-type="float">
            <text:p>33.3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9168" calcext:value-type="float">
            <text:p>33.7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10-17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4512" calcext:value-type="float">
            <text:p>33.8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3944" calcext:value-type="float">
            <text:p>38.4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1272" calcext:value-type="float">
            <text:p>34.5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1064" calcext:value-type="float">
            <text:p>34.4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0272" calcext:value-type="float">
            <text:p>34.1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11-29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82" calcext:value-type="float">
            <text:p>35.1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5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5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5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4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3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3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3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2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2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2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2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1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1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12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11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10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10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10-1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10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9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8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8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8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7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76" calcext:value-type="float">
            <text:p>35.0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7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8888" calcext:value-type="float">
            <text:p>35.2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0664" calcext:value-type="float">
            <text:p>35.0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7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6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6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6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5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5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5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5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4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4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4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4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3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3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2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2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1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7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12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12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1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11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11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11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10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10-19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10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10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9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8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8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7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7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6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6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6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4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4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3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3888" calcext:value-type="float">
            <text:p>33.3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0272" calcext:value-type="float">
            <text:p>34.1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964" calcext:value-type="float">
            <text:p>35.2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3888" calcext:value-type="float">
            <text:p>33.3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7368" calcext:value-type="float">
            <text:p>34.5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7072" calcext:value-type="float">
            <text:p>35.2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7072" calcext:value-type="float">
            <text:p>35.2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9368" calcext:value-type="float">
            <text:p>35.3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0272" calcext:value-type="float">
            <text:p>34.1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212" calcext:value-type="float">
            <text:p>39.8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7488" calcext:value-type="float">
            <text:p>43.1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2416" calcext:value-type="float">
            <text:p>35.3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1168" calcext:value-type="float">
            <text:p>34.4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0648" calcext:value-type="float">
            <text:p>34.1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5211</text:p>
          </table:table-cell>
          <table:table-cell office:value-type="string" calcext:value-type="string">
            <text:p>Canyon Lake Water Supply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620" meta:object-count="0"/>
    <meta:user-defined meta:name="AppVersion">3.0</meta:user-defined>
  </office:meta>
</office:document-meta>
</file>